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164f7" officeooo:paragraph-rsid="000164f7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 Design pattern (patrons de conception)</text:p>
      <text:p text:style-name="P1"/>
      <text:p text:style-name="P1">- <text:span text:style-name="T1">L’Intention</text:span> du patron permet de décrire brièvement le problème et la solution.</text:p>
      <text:p text:style-name="P1">- <text:span text:style-name="T1">La Motivation</text:span> explique en détail la problématique et la solution offerte par le patron.</text:p>
      <text:p text:style-name="P1">-<text:span text:style-name="T1"> La Structure</text:span> des classes montre les différentes parties du patron et leurs relations.</text:p>
      <text:p text:style-name="P1">- <text:span text:style-name="T1">L’Exemple de code</text:span> écrit dans un des langages de programmation les plus populaires facilite la compréhension générale de l’idée derrière le patron.</text:p>
      <text:p text:style-name="P1"/>
      <text:p text:style-name="P1"><text:span text:style-name="T1">Les Patrons de création</text:span> fournissent des mécanismes de création d’objets, ce qui augmente la flexibilité et la réutilisation du code.</text:p>
      <text:p text:style-name="P1"><text:span text:style-name="T1">Les Patrons structurels</text:span> expliquent comment assembler des objets et des classes en de plus grandes structures, tout en les gardant flexibles et efficaces.</text:p>
      <text:p text:style-name="P1"><text:span text:style-name="T1">Les Patrons comportementaux</text:span> mettent en place une communication efficace et répartissent les responsabilités entre les objet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0T09:29:02.302000000</meta:creation-date>
    <dc:date>2022-12-20T11:55:38.340000000</dc:date>
    <meta:editing-duration>PT1H50M26S</meta:editing-duration>
    <meta:editing-cycles>1</meta:editing-cycles>
    <meta:document-statistic meta:table-count="0" meta:image-count="0" meta:object-count="0" meta:page-count="1" meta:paragraph-count="8" meta:word-count="130" meta:character-count="857" meta:non-whitespace-character-count="735"/>
    <meta:generator>LibreOffice/7.2.3.2$Windows_X86_64 LibreOffice_project/d166454616c1632304285822f9c83ce2e660fd92</meta:generator>
  </office:meta>
</office:document-meta>
</file>